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0pt" fo:margin-bottom="0pt" fo:text-indent="0pt"/>
    </style:style>
  </office:automatic-styles>
  <office:body>
    <office:text>
      <text:p text:style-name="p3"><text:span text:style-name="c0">PAGE 39</text:span></text:p>
      <text:p text:style-name="p3"/>
      <text:p text:style-name="p3"><text:span text:style-name="c0">SLEPHNER, ELLEN, BLANCI, MALCOLM, and NADINE are all sitting together in an old fashioned Soda fountain in Downtown Chattanooga. The menu customers order from also includes Italian Ice and Green Tea ice cream. It was a cross between a soda fountain and a pizza parlor, with old arcade models left over from before the wars.</text:span></text:p>
      <text:p text:style-name="p3"/>
      <text:p text:style-name="p3"><text:span text:style-name="c0">ELLEN: Are you ready to order?</text:span></text:p>
      <text:p text:style-name="p3"><text:span text:style-name="c0">SLEPHNER: Yea, just a minute.</text:span></text:p>
      <text:p text:style-name="p3"/>
      <text:p text:style-name="p3"><text:span text:style-name="c0">ELLEN and SLEPHNER leave the counter, and NADINE goes to order. The cashier at the counter stairs at her dyed neon hair.</text:span></text:p>
      <text:p text:style-name="p3"/>
      <text:p text:style-name="p3"><text:span text:style-name="c0">NADINE: Yea, I’ll take a coffee flavor.</text:span></text:p>
      <text:p text:style-name="p3"/>
      <text:p text:style-name="p3"><text:span text:style-name="c0">NADINE walks out of the shop with a drink, and sits on a bench outside away from the others. Her robotic arm was doing the herky jerky motion, with her still having to get used to its motion since her fall from the CITY in the sky. The sky is cloudy, but not yet raining.</text:span></text:p>
      <text:p text:style-name="p3"/>
      <text:p text:style-name="p3"><text:span text:style-name="c0">The city was filled with old cars retrofitted with up to date privacy features, some of which had the vehicular equivalent to big guns, similar to what BATTLE SHIPS in the second world war would be outfitted with.</text:span></text:p>
      <text:p text:style-name="p3"/>
      <text:p text:style-name="p3"><text:span text:style-name="c0">CAPTION: A long way off from old Chattanooga.</text:span></text:p>
    </office:text>
  </office:body>
</office:document-content>
</file>